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100%" draw:textarea-horizontal-align="justify" draw:textarea-vertical-align="middle" draw:auto-grow-height="false" fo:min-height="1.15cm" fo:min-width="2.2cm"/>
    </style:style>
    <style:style style:name="gr2" style:family="graphic" style:parent-style-name="objectwithoutfill">
      <style:graphic-properties draw:stroke="solid" svg:stroke-color="#000000" draw:marker-end="Arrow" draw:marker-end-width="0.3cm" svg:stroke-opacity="100%" draw:fill="none" draw:textarea-vertical-align="middle"/>
    </style:style>
    <style:style style:name="gr3" style:family="graphic" style:parent-style-name="objectwithoutfill">
      <style:graphic-properties draw:stroke="solid" draw:stroke-dash="Fine_20_Dashed" svg:stroke-color="#000000" draw:marker-end="Arrow" draw:marker-end-width="0.3cm" svg:stroke-opacity="100%" draw:fill="none" draw:textarea-vertical-align="middle"/>
    </style:style>
    <style:style style:name="gr4" style:family="graphic" style:parent-style-name="objectwithoutfill">
      <style:graphic-properties draw:stroke="dash" draw:stroke-dash="Fine_20_Dashed" svg:stroke-color="#000000" svg:stroke-opacity="100%" draw:fill="none" draw:textarea-vertical-align="middle"/>
    </style:style>
    <style:style style:name="gr5" style:family="graphic" style:parent-style-name="objectwithoutfill">
      <style:graphic-properties draw:stroke="solid" svg:stroke-color="#000000" svg:stroke-opacity="100%" draw:fill="none" draw:textarea-vertical-align="middle"/>
    </style:style>
    <style:style style:name="gr6" style:family="graphic" style:parent-style-name="objectwithoutfill">
      <style:graphic-properties draw:stroke="dash" draw:stroke-dash="Fine_20_Dashed" svg:stroke-color="#000000" draw:marker-end="Arrow" draw:marker-end-width="0.3cm" svg:stroke-opacity="100%" draw:fill="none" draw:textarea-vertical-align="middle"/>
    </style:style>
    <style:style style:name="gr7" style:family="graphic" style:parent-style-name="standard">
      <style:graphic-properties draw:stroke="none" draw:stroke-dash="Fine_20_Dashed" svg:stroke-color="#000000" svg:stroke-opacity="100%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standard">
      <style:graphic-properties draw:stroke="dash" draw:stroke-dash="Fine_20_Dashed" draw:textarea-horizontal-align="justify" draw:textarea-vertical-align="middle" draw:auto-grow-height="false" fo:min-height="8.25cm" fo:min-width="10.4cm"/>
    </style:style>
    <style:style style:name="gr9" style:family="graphic" style:parent-style-name="standard">
      <style:graphic-properties draw:stroke="dash" draw:stroke-dash="Fine_20_Dashed" draw:textarea-horizontal-align="justify" draw:textarea-vertical-align="middle" draw:auto-grow-height="false" fo:min-height="5.05cm" fo:min-width="9.5cm"/>
    </style:style>
    <style:style style:name="gr10" style:family="graphic" style:parent-style-name="standard">
      <style:graphic-properties draw:stroke="dash" draw:stroke-dash="Fine_20_Dashed" draw:textarea-horizontal-align="justify" draw:textarea-vertical-align="middle" draw:auto-grow-height="false" fo:min-height="3.05cm" fo:min-width="9.5cm"/>
    </style:style>
    <style:style style:name="gr11" style:family="graphic" style:parent-style-name="standard">
      <style:graphic-properties draw:stroke="dash" draw:stroke-dash="Fine_20_Dashed" draw:fill="solid" draw:fill-color="#ff3333" draw:textarea-horizontal-align="justify" draw:textarea-vertical-align="middle" draw:auto-grow-height="false" fo:min-height="3.05cm" fo:min-width="9.5cm"/>
    </style:style>
    <style:style style:name="gr12" style:family="graphic" style:parent-style-name="standard">
      <style:graphic-properties draw:stroke="dash" draw:stroke-dash="Fine_20_Dashed" draw:textarea-horizontal-align="justify" draw:textarea-vertical-align="middle" draw:auto-grow-height="false" fo:min-height="0.75cm" fo:min-width="0.4cm"/>
    </style:style>
    <style:style style:name="gr13" style:family="graphic" style:parent-style-name="standard">
      <style:graphic-properties draw:stroke="dash" draw:stroke-dash="Fine_20_Dashed" draw:fill="solid" draw:fill-color="#ff3333" draw:textarea-horizontal-align="justify" draw:textarea-vertical-align="middle" draw:auto-grow-height="false" fo:min-height="0.75cm" fo:min-width="0.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style:text-position="-33% 58%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2.7cm" svg:height="1.4cm" svg:x="16cm" svg:y="3.6cm">
          <text:p text:style-name="P1">Master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2.7cm" svg:height="1.4cm" svg:x="16cm" svg:y="8.6cm">
          <text:p text:style-name="P1">Socket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2.7cm" svg:height="1.4cm" svg:x="21cm" svg:y="8.6cm">
          <text:p text:style-name="P1">GUI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2.7cm" svg:height="1.4cm" svg:x="16cm" svg:y="13.6cm">
          <text:p text:style-name="P2"><text:span text:style-name="T2">Broadcas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2.7cm" svg:height="1.4cm" svg:x="21cm" svg:y="13.6cm">
          <text:p text:style-name="P1">Socket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2.7cm" svg:height="1.4cm" svg:x="2.1cm" svg:y="1.7cm">
          <text:p text:style-name="P1">Sensor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7cm" svg:height="1.4cm" svg:x="2.1cm" svg:y="3.6cm">
          <text:p text:style-name="P1">Sensor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7cm" svg:height="1.4cm" svg:x="2.1cm" svg:y="7.1cm">
          <text:p text:style-name="P1">Sensor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7cm" svg:height="1.4cm" svg:x="8.4cm" svg:y="3.6cm">
          <text:p text:style-name="P1">Master<text:span text:style-name="T1">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.8cm" svg:y1="2.4cm" svg:x2="8.4cm" svg:y2="4.3cm" draw:start-shape="id1" draw:start-glue-point="1" draw:end-shape="id2" draw:end-glue-point="3" svg:d="M4800 2400h1800v1900h1800" svg:viewBox="0 0 3601 1901">
          <text:p/>
        </draw:connector>
        <draw:connector draw:style-name="gr2" draw:text-style-name="P1" draw:layer="layout" svg:x1="4.8cm" svg:y1="4.3cm" svg:x2="8.4cm" svg:y2="4.3cm" draw:start-shape="id3" draw:start-glue-point="1" draw:end-shape="id2" draw:end-glue-point="3" svg:d="M4800 4300h3600" svg:viewBox="0 0 3601 1">
          <text:p/>
        </draw:connector>
        <draw:connector draw:style-name="gr3" draw:text-style-name="P1" draw:layer="layout" svg:x1="4.8cm" svg:y1="7.8cm" svg:x2="8.4cm" svg:y2="4.3cm" draw:start-shape="id4" draw:start-glue-point="1" draw:end-shape="id2" draw:end-glue-point="3" svg:d="M4800 7800h1800v-3500h1800" svg:viewBox="0 0 3601 3501">
          <text:p/>
        </draw:connector>
        <draw:line draw:style-name="gr4" draw:text-style-name="P1" draw:layer="layout" svg:x1="3.4cm" svg:y1="5cm" svg:x2="3.4cm" svg:y2="7.1cm">
          <text:p/>
        </draw:line>
        <draw:line draw:style-name="gr5" draw:text-style-name="P1" draw:layer="layout" svg:x1="3.4cm" svg:y1="6cm" svg:x2="6.6cm" svg:y2="6cm">
          <text:p/>
        </draw:line>
        <draw:connector draw:style-name="gr2" draw:text-style-name="P1" draw:layer="layout" svg:x1="11.1cm" svg:y1="4.3cm" svg:x2="16cm" svg:y2="4.3cm" draw:start-shape="id2" draw:start-glue-point="1" draw:end-shape="id5" draw:end-glue-point="3" svg:d="M11100 4300h4900" svg:viewBox="0 0 4901 1">
          <text:p/>
        </draw:connector>
        <draw:connector draw:style-name="gr2" draw:text-style-name="P1" draw:layer="layout" svg:x1="17.35cm" svg:y1="5cm" svg:x2="17.35cm" svg:y2="8.6cm" draw:start-shape="id5" draw:start-glue-point="2" draw:end-shape="id6" draw:end-glue-point="0" svg:d="M17350 5000v3600" svg:viewBox="0 0 1 3601">
          <text:p/>
        </draw:connector>
        <draw:connector draw:style-name="gr2" draw:text-style-name="P1" draw:layer="layout" svg:x1="18.7cm" svg:y1="9.3cm" svg:x2="21cm" svg:y2="9.3cm" draw:start-shape="id6" draw:start-glue-point="1" draw:end-shape="id7" draw:end-glue-point="3" svg:d="M18700 9300h2300" svg:viewBox="0 0 2301 1">
          <text:p/>
        </draw:connector>
        <draw:connector draw:style-name="gr2" draw:text-style-name="P1" draw:layer="layout" svg:x1="21cm" svg:y1="14.3cm" svg:x2="18.7cm" svg:y2="14.3cm" draw:start-shape="id8" draw:start-glue-point="3" draw:end-shape="id9" draw:end-glue-point="1" svg:d="M21000 14300h-2300" svg:viewBox="0 0 2301 1">
          <text:p/>
        </draw:connector>
        <draw:connector draw:style-name="gr6" draw:text-style-name="P1" draw:layer="layout" draw:line-skew="2.199cm" svg:x1="18.7cm" svg:y1="4.3cm" svg:x2="23.7cm" svg:y2="14.3cm" draw:start-shape="id5" draw:start-glue-point="1" draw:end-shape="id8" draw:end-glue-point="1" svg:d="M18700 4300h7700v10000h-2700" svg:viewBox="0 0 7701 10001">
          <text:p/>
        </draw:connector>
        <draw:connector draw:style-name="gr6" draw:text-style-name="P1" draw:layer="layout" draw:type="line" svg:x1="17.35cm" svg:y1="13.6cm" svg:x2="22.35cm" svg:y2="10cm" draw:start-shape="id9" draw:start-glue-point="0" draw:end-shape="id7" draw:end-glue-point="2" svg:d="M17350 13600l5000-3600" svg:viewBox="0 0 5001 3601">
          <text:p/>
        </draw:connector>
        <draw:frame draw:style-name="gr7" draw:text-style-name="P3" draw:layer="layout" svg:width="0.807cm" svg:height="0.725cm" svg:x="5.9cm" svg:y="4.3cm">
          <draw:text-box>
            <text:p text:style-name="P3">N</text:p>
          </draw:text-box>
        </draw:frame>
        <draw:frame draw:style-name="gr7" draw:text-style-name="P3" draw:layer="layout" svg:width="0.739cm" svg:height="0.725cm" svg:x="7.8cm" svg:y="4.3cm">
          <draw:text-box>
            <text:p text:style-name="P3">1</text:p>
          </draw:text-box>
        </draw:frame>
        <draw:frame draw:style-name="gr7" draw:text-style-name="P3" draw:layer="layout" svg:width="0.739cm" svg:height="0.725cm" svg:x="16.8cm" svg:y="12.975cm">
          <draw:text-box>
            <text:p text:style-name="P3">1</text:p>
          </draw:text-box>
        </draw:frame>
        <draw:frame draw:style-name="gr7" draw:text-style-name="P3" draw:layer="layout" svg:width="0.807cm" svg:height="0.725cm" svg:x="21cm" svg:y="9.975cm">
          <draw:text-box>
            <text:p text:style-name="P3">N</text:p>
          </draw:text-box>
        </draw:frame>
        <draw:frame draw:style-name="gr7" draw:text-style-name="P3" draw:layer="layout" svg:width="0.739cm" svg:height="0.725cm" svg:x="7.801cm" svg:y="4.301cm">
          <draw:text-box>
            <text:p text:style-name="P3">1</text:p>
          </draw:text-box>
        </draw:frame>
        <draw:custom-shape draw:style-name="gr8" draw:text-style-name="P4" draw:layer="layout" svg:width="10.9cm" svg:height="8.5cm" svg:x="1.2cm" svg:y="1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0cm" svg:height="5.3cm" svg:x="15.4cm" svg:y="1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0cm" svg:height="3.3cm" svg:x="15.4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0cm" svg:height="3.3cm" svg:x="15.5cm" svg:y="12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9cm" svg:height="1cm" svg:x="11.2cm" svg:y="1.3cm">
          <text:p text:style-name="P4"><text:span text:style-name="T3">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9cm" svg:height="1cm" svg:x="24.5cm" svg:y="1.4cm">
          <text:p text:style-name="P4"><text:span text:style-name="T3">R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9cm" svg:height="1cm" svg:x="24.5cm" svg:y="7.8cm">
          <text:p text:style-name="P4"><text:span text:style-name="T3">I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9cm" svg:height="1cm" svg:x="24.6cm" svg:y="12.7cm">
          <text:p text:style-name="P4"><text:span text:style-name="T3">B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svg:stroke-opacity="100%" draw:fill="solid" draw:fill-color="#729fcf" draw:fill-hatch-solid="false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solid" draw:fill-color="#000000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0T16:31:20.881000000</meta:creation-date>
    <dc:date>2016-04-20T16:59:28.486000000</dc:date>
    <meta:editing-duration>PT12M56S</meta:editing-duration>
    <meta:editing-cycles>1</meta:editing-cycles>
    <meta:document-statistic meta:object-count="33"/>
    <meta:generator>LibreOffice/4.3.3.2$Windows_x86 LibreOffice_project/9bb7eadab57b6755b1265afa86e04bf45fbfc644</meta:generator>
  </office:meta>
</office:document-meta>
</file>